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817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2.685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/>
          <table:table-cell office:value-type="string" calcext:value-type="string">
            <text:p>Nettoyag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Textes bloc formulaire non visibles (h1 et p)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" table:number-rows-repeated="976">
          <table:table-cell table:number-columns-repeated="1024"/>
        </table:table-row>
        <table:table-row table:style-name="ro18" table:number-rows-repeated="1047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8:15:20.863546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4T08:55:15.516551258</dc:date>
    <meta:generator>LibreOffice/6.4.7.2$Linux_X86_64 LibreOffice_project/40$Build-2</meta:generator>
    <meta:editing-duration>PT8H13M15S</meta:editing-duration>
    <meta:editing-cycles>55</meta:editing-cycles>
    <meta:document-statistic meta:table-count="1" meta:cell-count="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